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draw:fill-color="#99ccff" draw:textarea-horizontal-align="justify" draw:textarea-vertical-align="middle" draw:auto-grow-height="false" fo:min-height="9.75cm" fo:min-width="2.5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svg:stroke-color="#000000" draw:marker-start-width="0.2cm" draw:marker-end-width="0.2cm" draw:fill-color="#ffffff" draw:textarea-horizontal-align="justify" draw:textarea-vertical-align="middle" draw:auto-grow-height="false" fo:min-height="0.964cm" fo:min-width="0.714cm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draw:textarea-horizontal-align="right" draw:textarea-vertical-align="justify" draw:auto-grow-height="false" draw:auto-grow-width="true" fo:max-width="0cm" fo:min-width="2.326cm" fo:padding-top="0.225cm" fo:padding-bottom="0.225cm" fo:padding-left="0.35cm" fo:padding-right="0.35cm"/>
      <style:paragraph-properties style:writing-mode="tb-rl"/>
    </style:style>
    <style:style style:name="gr4" style:family="graphic" style:parent-style-name="standard">
      <style:graphic-properties svg:stroke-width="0.2cm" draw:fill-color="#99ccff" draw:textarea-horizontal-align="justify" draw:textarea-vertical-align="middle" draw:auto-grow-height="false" fo:min-height="13.55cm" fo:min-width="2.5cm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draw:marker-end="Arrow" draw:marker-end-width="0.6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3.787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55cm" fo:min-width="1.5cm"/>
    </style:style>
    <style:style style:name="gr8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draw:fill-color="#e6e6ff" draw:textarea-horizontal-align="justify" draw:textarea-vertical-align="middle" draw:auto-grow-height="false" fo:min-height="6.822cm" fo:min-width="1.976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3cm"/>
      <style:paragraph-properties style:writing-mode="tb-rl"/>
    </style:style>
    <style:style style:name="gr11" style:family="graphic" style:parent-style-name="standard">
      <style:graphic-properties draw:stroke="none" draw:fill-color="#ccffcc" draw:textarea-horizontal-align="justify" draw:textarea-vertical-align="middle" draw:auto-grow-height="false" fo:min-height="6.822cm" fo:min-width="1.976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39cm"/>
      <style:paragraph-properties style:writing-mode="tb-rl"/>
    </style:style>
    <style:style style:name="P1" style:family="paragraph">
      <loext:graphic-properties draw:fill-color="#99cc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style:writing-mode="tb-rl"/>
      <style:text-properties style:font-name="メイリオ" fo:font-size="44pt" style:font-name-asian="メイリオ" style:font-size-asian="44pt" style:font-size-complex="44pt"/>
    </style:style>
    <style:style style:name="P4" style:family="paragraph">
      <loext:graphic-properties draw:fill="none" draw:fill-color="#ffffff"/>
      <style:paragraph-properties style:writing-mode="tb-rl"/>
      <style:text-properties style:font-name="メイリオ" fo:font-size="44pt" style:font-name-asian="メイリオ" style:font-size-asian="44pt" style:font-size-complex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メイリオ" fo:font-size="24pt" fo:font-weight="bold" style:font-name-asian="メイリオ" style:font-size-asian="24pt" style:font-weight-asian="bold" style:font-size-complex="24pt" style:font-weight-complex="bold"/>
    </style:style>
    <style:style style:name="P8" style:family="paragraph">
      <loext:graphic-properties draw:fill-color="#e6e6ff"/>
      <style:paragraph-properties fo:text-align="center"/>
      <style:text-properties style:font-name="メイリオ" fo:font-size="24pt" fo:font-weight="bold" style:font-name-asian="メイリオ" style:font-size-asian="24pt" style:font-weight-asian="bold" style:font-size-complex="24pt" style:font-weight-complex="bold"/>
    </style:style>
    <style:style style:name="P9" style:family="paragraph">
      <style:paragraph-properties style:writing-mode="tb-rl"/>
      <style:text-properties style:font-name="メイリオ" fo:font-size="32pt" fo:font-weight="bold" style:font-name-asian="メイリオ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paragraph-properties style:writing-mode="tb-rl"/>
      <style:text-properties style:font-name="メイリオ" fo:font-size="32pt" fo:font-weight="bold" style:font-name-asian="メイリオ" style:font-size-asian="32pt" style:font-weight-asian="bold" style:font-size-complex="32pt" style:font-weight-complex="bold"/>
    </style:style>
    <style:style style:name="P11" style:family="paragraph">
      <loext:graphic-properties draw:fill-color="#ccffcc"/>
      <style:paragraph-properties fo:text-align="center"/>
      <style:text-properties style:font-name="メイリオ" fo:font-size="24pt" fo:font-weight="bold" style:font-name-asian="メイリオ" style:font-size-asian="24pt" style:font-weight-asian="bold" style:font-size-complex="24pt" style:font-weight-complex="bold"/>
    </style:style>
    <style:style style:name="T1" style:family="text">
      <style:text-properties style:font-name="メイリオ" fo:font-size="44pt" style:font-name-asian="メイリオ" style:font-size-asian="44pt" style:font-size-complex="44pt"/>
    </style:style>
    <style:style style:name="T2" style:family="text">
      <style:text-properties style:font-name="メイリオ" fo:font-size="24pt" fo:font-weight="bold" style:font-name-asian="メイリオ" style:font-size-asian="24pt" style:font-weight-asian="bold" style:font-size-complex="24pt" style:font-weight-complex="bold"/>
    </style:style>
    <style:style style:name="T3" style:family="text">
      <style:text-properties style:font-name="メイリオ" fo:font-size="32pt" fo:font-weight="bold" style:font-name-asian="メイリオ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2cm" svg:height="10.2cm" svg:x="3.974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cm" svg:height="2cm" svg:x="4.57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2cm" svg:height="2cm" svg:x="4.542cm" svg:y="1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026cm" svg:height="1.8cm" svg:x="4.574cm" svg:y="11.2cm">
          <draw:text-box>
            <text:p text:style-name="P3"><text:span text:style-name="T1">…</text:span></text:p>
          </draw:text-box>
        </draw:frame>
        <draw:custom-shape draw:style-name="gr1" draw:text-style-name="P1" draw:layer="layout" svg:width="3.2cm" svg:height="10.2cm" svg:x="21.324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cm" svg:height="2cm" svg:x="21.92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2cm" svg:height="2cm" svg:x="21.892cm" svg:y="1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026cm" svg:height="1.8cm" svg:x="21.924cm" svg:y="11.2cm">
          <draw:text-box>
            <text:p text:style-name="P3"><text:span text:style-name="T1">…</text:span></text:p>
          </draw:text-box>
        </draw:frame>
        <draw:g>
          <draw:custom-shape draw:style-name="gr4" draw:text-style-name="P1" draw:layer="layout" svg:width="3.2cm" svg:height="14cm" svg:x="12.6cm" svg:y="5.1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3.026cm" svg:height="1.8cm" svg:x="13.174cm" svg:y="11.2cm">
          <draw:text-box>
            <text:p text:style-name="P3"><text:span text:style-name="T1">…</text:span></text:p>
          </draw:text-box>
        </draw:frame>
        <draw:line draw:style-name="gr5" draw:text-style-name="P5" draw:layer="layout" svg:x1="1.5cm" svg:y1="9.1cm" svg:x2="4.574cm" svg:y2="9.1cm">
          <text:p/>
        </draw:line>
        <draw:line draw:style-name="gr5" draw:text-style-name="P5" draw:layer="layout" svg:x1="1.5cm" svg:y1="15.1cm" svg:x2="4.574cm" svg:y2="15.1cm">
          <text:p/>
        </draw:line>
        <draw:line draw:style-name="gr5" draw:text-style-name="P5" draw:layer="layout" svg:x1="23.85cm" svg:y1="9.1cm" svg:x2="26.924cm" svg:y2="9.1cm">
          <text:p/>
        </draw:line>
        <draw:line draw:style-name="gr5" draw:text-style-name="P5" draw:layer="layout" svg:x1="23.8cm" svg:y1="15.1cm" svg:x2="26.874cm" svg:y2="15.1cm">
          <text:p/>
        </draw:line>
        <draw:frame draw:style-name="gr6" draw:text-style-name="P7" draw:layer="layout" svg:width="7cm" svg:height="4.237cm" svg:x="2cm" svg:y="2.763cm">
          <draw:text-box>
            <text:p text:style-name="P6"><text:span text:style-name="T2">Sensory(S) Layer</text:span></text:p>
            <text:p text:style-name="P6"><text:span text:style-name="T2">入力（感覚）層</text:span></text:p>
          </draw:text-box>
        </draw:frame>
        <draw:frame draw:style-name="gr6" draw:text-style-name="P7" draw:layer="layout" svg:width="8.9cm" svg:height="4.237cm" svg:x="9.8cm" svg:y="1cm">
          <draw:text-box>
            <text:p text:style-name="P6"><text:span text:style-name="T2">Associative(A) Layer</text:span></text:p>
            <text:p text:style-name="P6"><text:span text:style-name="T2">中間層</text:span></text:p>
          </draw:text-box>
        </draw:frame>
        <draw:frame draw:style-name="gr6" draw:text-style-name="P7" draw:layer="layout" svg:width="6.8cm" svg:height="4.237cm" svg:x="19.6cm" svg:y="2.8cm">
          <draw:text-box>
            <text:p text:style-name="P6"><text:span text:style-name="T2">Response(R) Layer</text:span></text:p>
            <text:p text:style-name="P6"><text:span text:style-name="T2">出力（反応）層</text:span></text:p>
          </draw:text-box>
        </draw:frame>
        <draw:custom-shape draw:style-name="gr7" draw:text-style-name="P5" draw:layer="layout" svg:width="2cm" svg:height="1.8cm" svg:x="9.15cm" svg:y="2.151cm">
          <text:p/>
          <draw:enhanced-geometry svg:viewBox="0 0 21600 21600" draw:type="rectangle" draw:enhanced-path="M 0 0 L 21600 0 21600 21600 0 21600 0 0 Z N"/>
        </draw:custom-shape>
        <draw:g xml:id="id5" draw:id="id5">
          <draw:custom-shape draw:style-name="gr2" draw:text-style-name="P2" draw:layer="layout" svg:width="2cm" svg:height="2cm" svg:x="13.201cm" svg:y="16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2" draw:text-style-name="P2" draw:layer="layout" svg:width="2cm" svg:height="2cm" svg:x="13.226cm" svg:y="13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custom-shape draw:style-name="gr2" draw:text-style-name="P2" draw:layer="layout" svg:width="2cm" svg:height="2cm" svg:x="13.151cm" svg:y="8.7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" draw:id="id2">
          <draw:custom-shape draw:style-name="gr2" draw:text-style-name="P2" draw:layer="layout" svg:width="2cm" svg:height="2cm" svg:x="13.176cm" svg:y="5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5" draw:layer="layout" draw:type="line" svg:x1="6.574cm" svg:y1="9.2cm" svg:x2="13.176cm" svg:y2="6.929cm" draw:start-shape="id1" draw:start-glue-point="10" draw:end-shape="id2" draw:end-glue-point="3" svg:d="M6574 9200l6602-2271" svg:viewBox="0 0 6603 2272">
          <text:p/>
        </draw:connector>
        <draw:connector draw:style-name="gr8" draw:text-style-name="P5" draw:layer="layout" draw:type="line" svg:x1="6.574cm" svg:y1="9.2cm" svg:x2="13.151cm" svg:y2="9.753cm" draw:start-shape="id1" draw:start-glue-point="10" draw:end-shape="id3" svg:d="M6574 9200l6577 553" svg:viewBox="0 0 6578 554">
          <text:p/>
        </draw:connector>
        <draw:connector draw:style-name="gr8" draw:text-style-name="P5" draw:layer="layout" draw:type="line" svg:x1="6.574cm" svg:y1="9.2cm" svg:x2="13.226cm" svg:y2="14.277cm" draw:start-shape="id1" draw:start-glue-point="10" draw:end-shape="id4" draw:end-glue-point="3" svg:d="M6574 9200l6652 5077" svg:viewBox="0 0 6653 5078">
          <text:p/>
        </draw:connector>
        <draw:connector draw:style-name="gr8" draw:text-style-name="P5" draw:layer="layout" draw:type="line" svg:x1="6.574cm" svg:y1="9.2cm" svg:x2="13.201cm" svg:y2="17.201cm" draw:start-shape="id1" draw:start-glue-point="10" draw:end-shape="id5" draw:end-glue-point="3" svg:d="M6574 9200l6627 8001" svg:viewBox="0 0 6628 8002">
          <text:p/>
        </draw:connector>
        <draw:connector draw:style-name="gr8" draw:text-style-name="P5" draw:layer="layout" draw:type="line" svg:x1="6.542cm" svg:y1="15.172cm" svg:x2="13.151cm" svg:y2="9.753cm" draw:start-shape="id6" draw:start-glue-point="10" draw:end-shape="id3" draw:end-glue-point="3" svg:d="M6542 15172l6609-5419" svg:viewBox="0 0 6610 5420">
          <text:p/>
        </draw:connector>
        <draw:connector draw:style-name="gr8" draw:text-style-name="P5" draw:layer="layout" draw:type="line" svg:x1="6.542cm" svg:y1="15.172cm" svg:x2="13.201cm" svg:y2="17.201cm" draw:start-shape="id6" draw:start-glue-point="10" draw:end-shape="id5" draw:end-glue-point="3" svg:d="M6542 15172l6659 2029" svg:viewBox="0 0 6660 2030">
          <text:p/>
        </draw:connector>
        <draw:connector draw:style-name="gr8" draw:text-style-name="P5" draw:layer="layout" draw:type="line" svg:x1="15.176cm" svg:y1="6.929cm" svg:x2="21.924cm" svg:y2="9.2cm" draw:start-shape="id2" draw:start-glue-point="1" draw:end-shape="id7" draw:end-glue-point="6" svg:d="M15176 6929l6748 2271" svg:viewBox="0 0 6749 2272">
          <text:p/>
        </draw:connector>
        <draw:connector draw:style-name="gr8" draw:text-style-name="P5" draw:layer="layout" draw:type="line" svg:x1="15.176cm" svg:y1="6.929cm" svg:x2="21.892cm" svg:y2="15.172cm" draw:start-shape="id2" draw:start-glue-point="1" draw:end-shape="id8" draw:end-glue-point="6" svg:d="M15176 6929l6716 8243" svg:viewBox="0 0 6717 8244">
          <text:p/>
        </draw:connector>
        <draw:connector draw:style-name="gr8" draw:text-style-name="P5" draw:layer="layout" draw:type="line" svg:x1="15.151cm" svg:y1="9.753cm" svg:x2="21.842cm" svg:y2="15.123cm" draw:start-shape="id3" draw:start-glue-point="1" svg:d="M15151 9753l6691 5370" svg:viewBox="0 0 6692 5371">
          <text:p/>
        </draw:connector>
        <draw:connector draw:style-name="gr8" draw:text-style-name="P5" draw:layer="layout" draw:type="line" svg:x1="15.151cm" svg:y1="9.753cm" svg:x2="21.924cm" svg:y2="9.2cm" draw:start-shape="id3" draw:start-glue-point="1" draw:end-shape="id7" draw:end-glue-point="6" svg:d="M15151 9753l6773-553" svg:viewBox="0 0 6774 554">
          <text:p/>
        </draw:connector>
        <draw:connector draw:style-name="gr8" draw:text-style-name="P5" xml:id="id9" draw:id="id9" draw:layer="layout" draw:type="line" svg:x1="15.226cm" svg:y1="14.277cm" svg:x2="21.793cm" svg:y2="15.073cm" draw:start-shape="id4" draw:start-glue-point="1" svg:d="M15226 14277l6567 796" svg:viewBox="0 0 6568 797">
          <text:p/>
        </draw:connector>
        <draw:connector draw:style-name="gr8" draw:text-style-name="P5" draw:layer="layout" draw:type="line" svg:x1="15.226cm" svg:y1="14.277cm" svg:x2="21.924cm" svg:y2="9.2cm" draw:start-shape="id4" draw:start-glue-point="1" draw:end-shape="id7" draw:end-glue-point="6" svg:d="M15226 14277l6698-5077" svg:viewBox="0 0 6699 5078">
          <text:p/>
        </draw:connector>
        <draw:connector draw:style-name="gr8" draw:text-style-name="P5" draw:layer="layout" draw:type="line" svg:x1="15.201cm" svg:y1="17.201cm" svg:x2="21.924cm" svg:y2="9.2cm" draw:start-shape="id5" draw:start-glue-point="1" draw:end-shape="id7" draw:end-glue-point="6" svg:d="M15201 17201l6723-8001" svg:viewBox="0 0 6724 8002">
          <text:p/>
        </draw:connector>
        <draw:connector draw:style-name="gr8" draw:text-style-name="P5" draw:layer="layout" draw:type="line" svg:x1="15.201cm" svg:y1="17.201cm" svg:x2="21.793cm" svg:y2="15.073cm" draw:start-shape="id5" draw:start-glue-point="1" draw:end-shape="id9" draw:end-glue-point="3" svg:d="M15201 17201l6592-2128" svg:viewBox="0 0 6593 2129">
          <text:p/>
        </draw:connector>
        <draw:custom-shape draw:style-name="gr9" draw:text-style-name="P8" draw:layer="layout" svg:width="3.5cm" svg:height="10cm" svg:x="8.1cm" svg:y="7cm">
          <text:p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2.19cm" svg:height="8.5cm" svg:x="9.11cm" svg:y="8.1cm">
          <draw:text-box>
            <text:p text:style-name="P9"><text:span text:style-name="T3">ランダムに固定</text:span></text:p>
          </draw:text-box>
        </draw:frame>
        <draw:custom-shape draw:style-name="gr11" draw:text-style-name="P11" draw:layer="layout" svg:width="3.5cm" svg:height="10cm" svg:x="16.8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2.19cm" svg:height="5.8cm" svg:x="17.8cm" svg:y="9.1cm">
          <draw:text-box>
            <text:p text:style-name="P9"><text:span text:style-name="T3">学習で決定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19:52:29.265621000</meta:creation-date>
    <dc:date>2016-01-07T02:41:33.527521000</dc:date>
    <meta:editing-duration>PT36M36S</meta:editing-duration>
    <meta:editing-cycles>16</meta:editing-cycles>
    <meta:generator>LibreOffice/4.4.3.2$MacOSX_X86_64 LibreOffice_project/88805f81e9fe61362df02b9941de8e38a9b5fd16</meta:generator>
    <meta:document-statistic meta:object-count="45"/>
  </office:meta>
</office:document-meta>
</file>